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54600" calcext:value-type="float">
            <text:p>546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50400" calcext:value-type="float">
            <text:p>504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18400" calcext:value-type="float">
            <text:p>18400</text:p>
          </table:table-cell>
          <table:table-cell table:number-columns-repeated="3"/>
          <table:table-cell table:formula="of:=[.K29]-[.K2]" office:value-type="float" office:value="129200" calcext:value-type="float">
            <text:p>1292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54200" calcext:value-type="float">
            <text:p>542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83400" calcext:value-type="float">
            <text:p>183400</text:p>
          </table:table-cell>
          <table:table-cell table:style-name="ce15" table:formula="of:=SUM([.K22:.K27])" office:value-type="float" office:value="133000" calcext:value-type="float">
            <text:p>1330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style-name="ce15" table:formula="of:=SUM([.B31:.F31])" office:value-type="float" office:value="15400" calcext:value-type="float">
            <text:p>154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410.526315789474" calcext:value-type="float">
            <text:p>410.526315789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57.585139318885" calcext:value-type="float">
            <text:p>857.585139318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857.585139318885" calcext:value-type="float">
            <text:p>857.5851393189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857.585139318885" calcext:value-type="float">
            <text:p>857.585139318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857.585139318885" calcext:value-type="float">
            <text:p>857.585139318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857.585139318885" calcext:value-type="float">
            <text:p>857.585139318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54:.F54])" office:value-type="float" office:value="857.585139318885" calcext:value-type="float">
            <text:p>857.585139318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447.058823529412" calcext:value-type="float">
            <text:p>447.058823529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57.585139318885" calcext:value-type="float">
            <text:p>857.585139318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57.585139318885" calcext:value-type="float">
            <text:p>857.585139318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410.526315789474" calcext:value-type="float">
            <text:p>410.5263157895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447.058823529412" calcext:value-type="float">
            <text:p>447.058823529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57.585139318885" calcext:value-type="float">
            <text:p>857.585139318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57.585139318885" calcext:value-type="float">
            <text:p>857.585139318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57.585139318885" calcext:value-type="float">
            <text:p>857.585139318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857.585139318885" calcext:value-type="float">
            <text:p>857.585139318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857.585139318885" calcext:value-type="float">
            <text:p>857.585139318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857.585139318885" calcext:value-type="float">
            <text:p>857.585139318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9" office:value-type="float" office:value="410.526315789474" calcext:value-type="float">
            <text:p>410.5263157895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0" calcext:value-type="float">
            <text:p>0</text:p>
          </table:table-cell>
          <table:table-cell table:formula="of:=[.E31]/20" office:value-type="float" office:value="0" calcext:value-type="float">
            <text:p>0</text:p>
          </table:table-cell>
          <table:table-cell table:formula="of:=[.F31]/19" office:value-type="float" office:value="0" calcext:value-type="float">
            <text:p>0</text:p>
          </table:table-cell>
          <table:table-cell/>
          <table:table-cell table:formula="of:=SUM([.B54:.F54])" office:value-type="float" office:value="857.585139318885" calcext:value-type="float">
            <text:p>857.5851393189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857.585139318885" calcext:value-type="float">
            <text:p>857.5851393189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447.058823529412" calcext:value-type="float">
            <text:p>447.058823529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15883.5913312694" calcext:value-type="float">
            <text:p>15883.591331269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20:49:40.247889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1T20:51:35.719561558</dc:date>
    <meta:editing-duration>P10DT4H44M22S</meta:editing-duration>
    <meta:editing-cycles>3211</meta:editing-cycles>
    <meta:generator>LibreOffice/4.2.6.3$Linux_X86_64 LibreOffice_project/420m0$Build-3</meta:generator>
    <meta:document-statistic meta:table-count="19" meta:cell-count="8884" meta:object-count="0"/>
  </office:meta>
</office:document-meta>
</file>